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line-height="150%" fo:text-align="start"/>
    </style:style>
    <style:style style:name="P2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input x output comparison</text:p>
              </text:list-item>
              <text:list-item>
                <text:p text:style-name="P1">Unit testing for development support</text:p>
                <text:p text:style-name="P1"><text:span text:style-name="T1">Complications:</text:span></text:p>
              </text:list-item>
              <text:list-item>
                <text:p text:style-name="P1">Could not build system</text:p>
              </text:list-item>
              <text:list-item>
                <text:p text:style-name="P1">Unable to test beyond a certain degree of focus</text:p>
                <text:p text:style-name="P1"><text:span text:style-name="T1">Further testing and strategies</text:span> </text:p>
              </text:list-item>
            </text:list>
            <text:p text:style-name="P2"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ystof Sykora</meta:initial-creator>
    <meta:creation-date>2017-05-25T09:30:53.803661792</meta:creation-date>
    <dc:date>2017-05-25T09:37:50.915851185</dc:date>
    <dc:creator>Krystof Sykora</dc:creator>
    <meta:editing-duration>PT6M57S</meta:editing-duration>
    <meta:editing-cycles>1</meta:editing-cycles>
    <meta:document-statistic meta:object-count="25"/>
    <meta:generator>LibreOffice/4.3.3.2$Linux_X86_64 LibreOffice_project/430m0$Build-2</meta:generator>
  </office:meta>
</office:document-meta>
</file>